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8fd" officeooo:paragraph-rsid="00091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 de Aplicación: Shazam</text:p>
      <text:p text:style-name="P1"/>
      <text:p text:style-name="P1">Funciones: Mediante el uso del microfono del dispositivo hace la captura del sonido a identificar y con el uso de la red, buscara coincidencias de las posibles canciones que existan con el sonido que entro al microfono del dispositivo, y usa la memoria del telefono para guardar las busquedas que se han realizado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2:06:40.224471890</meta:creation-date>
    <dc:date>2020-12-11T22:11:02.924119667</dc:date>
    <meta:editing-duration>PT4M27S</meta:editing-duration>
    <meta:editing-cycles>1</meta:editing-cycles>
    <meta:document-statistic meta:table-count="0" meta:image-count="0" meta:object-count="0" meta:page-count="1" meta:paragraph-count="2" meta:word-count="58" meta:character-count="343" meta:non-whitespace-character-count="287"/>
    <meta:generator>LibreOffice/6.4.6.2$Linux_X86_64 LibreOffice_project/40$Build-2</meta:generator>
  </office:meta>
</office:document-meta>
</file>